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d35c5" officeooo:paragraph-rsid="001d35c5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9613f" officeooo:paragraph-rsid="001d35c5" style:font-size-asian="12pt" style:font-weight-asian="bold" style:font-name-complex="Arial" style:font-size-complex="12pt" style:font-weight-complex="bold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f15fc" officeooo:paragraph-rsid="001edbb7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f15fc" officeooo:paragraph-rsid="001efa82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efa82" officeooo:paragraph-rsid="001efa82" style:font-size-asian="12pt" style:font-weight-asian="bold" style:font-name-complex="Arial" style:font-size-complex="12pt"/>
    </style:style>
    <style:style style:name="P9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20c322" officeooo:paragraph-rsid="0020c322" style:font-size-asian="12pt" style:font-weight-asian="bold" style:font-name-complex="Arial" style:font-size-complex="12pt"/>
    </style:style>
    <style:style style:name="P10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20c322" officeooo:paragraph-rsid="0020d4ec" style:font-size-asian="12pt" style:font-weight-asian="bold" style:font-name-complex="Arial" style:font-size-complex="12pt"/>
    </style:style>
    <style:style style:name="P11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20d4ec" officeooo:paragraph-rsid="0020d4ec" style:font-size-asian="12pt" style:font-weight-asian="bold" style:font-name-complex="Arial" style:font-size-complex="12pt"/>
    </style:style>
    <style:style style:name="P1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rsid="001d35c5" officeooo:paragraph-rsid="001d35c5" style:font-size-asian="12pt" style:font-weight-asian="bold" style:font-name-complex="Arial" style:font-size-complex="12pt"/>
    </style:style>
    <style:style style:name="P1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0f15fc" officeooo:paragraph-rsid="001edbb7" style:font-size-asian="12pt" style:font-weight-asian="bold" style:font-name-complex="Arial" style:font-size-complex="12pt"/>
    </style:style>
    <style:style style:name="P1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0f15fc" officeooo:paragraph-rsid="001efa82" style:font-size-asian="12pt" style:font-weight-asian="bold" style:font-name-complex="Arial" style:font-size-complex="12pt"/>
    </style:style>
    <style:style style:name="P1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20d4ec" officeooo:paragraph-rsid="0020d4ec" style:font-size-asian="12pt" style:font-weight-asian="bold" style:font-name-complex="Arial" style:font-size-complex="12pt"/>
    </style:style>
    <style:style style:name="P16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1d35c5" officeooo:paragraph-rsid="001d35c5" style:font-size-asian="12pt" style:font-weight-asian="bold" style:font-name-complex="Arial" style:font-size-complex="12pt"/>
    </style:style>
    <style:style style:name="T1" style:family="text">
      <style:text-properties style:font-name="Arial Black" style:text-underline-style="solid" style:text-underline-width="auto" style:text-underline-color="font-color"/>
    </style:style>
    <style:style style:name="T2" style:family="text">
      <style:text-properties style:font-name="Arial Black" style:text-underline-style="solid" style:text-underline-width="auto" style:text-underline-color="font-color" officeooo:rsid="001d35c5"/>
    </style:style>
    <style:style style:name="T3" style:family="text">
      <style:text-properties style:font-name="Arial" style:text-underline-style="none"/>
    </style:style>
    <style:style style:name="T4" style:family="text">
      <style:text-properties fo:color="#c9211e" loext:opacity="100%"/>
    </style:style>
    <style:style style:name="T5" style:family="text">
      <style:text-properties fo:color="#b85c00" loext:opacity="100%"/>
    </style:style>
    <style:style style:name="T6" style:family="text">
      <style:text-properties fo:color="#e6e905" loext:opacity="100%"/>
    </style:style>
    <style:style style:name="T7" style:family="text">
      <style:text-properties fo:color="#127622" loext:opacity="100%"/>
    </style:style>
    <style:style style:name="T8" style:family="text">
      <style:text-properties fo:color="#127622" loext:opacity="100%" officeooo:rsid="001edbb7"/>
    </style:style>
    <style:style style:name="T9" style:family="text">
      <style:text-properties fo:color="#355269" loext:opacity="100%"/>
    </style:style>
    <style:style style:name="T10" style:family="text">
      <style:text-properties fo:color="#355269" loext:opacity="100%" officeooo:rsid="001edbb7"/>
    </style:style>
    <style:style style:name="T11" style:family="text">
      <style:text-properties fo:color="#55308d" loext:opacity="100%"/>
    </style:style>
    <style:style style:name="T12" style:family="text">
      <style:text-properties fo:color="#800080" loext:opacity="100%"/>
    </style:style>
    <style:style style:name="T13" style:family="text">
      <style:text-properties fo:color="#800080" loext:opacity="100%" officeooo:rsid="001edb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UFOs <text:span text:style-name="T1">3</text:span></text:p>
            <text:p text:style-name="P4">Righ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Tree Tinsel</text:p>
            <text:p text:style-name="P5"><text:span text:style-name="T3">Red </text:span><text:span text:style-name="T1">Lef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Nativity</text:p>
            <text:p text:style-name="P9">Blowmold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16">UFOs <text:span text:style-name="T1">3</text:span></text:p>
            <text:p text:style-name="P4">Righ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Tree Tinsel</text:p>
            <text:p text:style-name="P5"><text:span text:style-name="T3">Red </text:span><text:span text:style-name="T1">Lef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9">Nativity</text:p>
            <text:p text:style-name="P9">Blowmold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Big Nick</text:p>
            <text:p text:style-name="P12">Fire Swirlies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<text:span text:style-name="T4">Ra</text:span><text:span text:style-name="T5">in</text:span><text:span text:style-name="T6">bo</text:span><text:span text:style-name="T7">w T</text:span><text:span text:style-name="T9">re</text:span><text:span text:style-name="T12">es</text:span></text:p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Trees</text:p>
            <text:p text:style-name="P11">Palm &amp; Willow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Big Nick</text:p>
            <text:p text:style-name="P12">Fire Swirli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<text:span text:style-name="T4">Ra</text:span><text:span text:style-name="T5">in</text:span><text:span text:style-name="T6">bo</text:span><text:span text:style-name="T7">w T</text:span><text:span text:style-name="T9">re</text:span><text:span text:style-name="T12">es</text:span></text:p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Trees</text:p>
            <text:p text:style-name="P11">Palm &amp; Willow</text:p>
          </table:table-cell>
        </table:table-row>
        <table:table-row table:style-name="Table1.1">
          <table:table-cell table:style-name="Table1.A1" office:value-type="string">
            <text:p text:style-name="P16">UFOs <text:span text:style-name="T1">3</text:span></text:p>
            <text:p text:style-name="P4">Righ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Tree Tinsel</text:p>
            <text:p text:style-name="P5"><text:span text:style-name="T3">Red </text:span><text:span text:style-name="T2">Righ</text:span><text:span text:style-name="T1">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"/>
          </table:table-cell>
          <table:table-cell table:style-name="Table1.A1" office:value-type="string">
            <text:p text:style-name="P9">Nativity</text:p>
            <text:p text:style-name="P9">Blowmold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16">UFOs <text:span text:style-name="T1">3</text:span></text:p>
            <text:p text:style-name="P4">Righ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Tree Tinsel</text:p>
            <text:p text:style-name="P5"><text:span text:style-name="T3">Red </text:span><text:span text:style-name="T2">Righ</text:span><text:span text:style-name="T1">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9">Nativity</text:p>
            <text:p text:style-name="P9">Blowmold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Big Nick</text:p>
            <text:p text:style-name="P12">Inside Wht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<text:span text:style-name="T4">Ra</text:span><text:span text:style-name="T5">in</text:span><text:span text:style-name="T6">bo</text:span><text:span text:style-name="T7">w T</text:span><text:span text:style-name="T9">re</text:span><text:span text:style-name="T12">es</text:span></text:p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Trees</text:p>
            <text:p text:style-name="P11">Palm &amp; Willow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Big Nick</text:p>
            <text:p text:style-name="P12">Inside Wh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<text:span text:style-name="T4">Ra</text:span><text:span text:style-name="T5">in</text:span><text:span text:style-name="T6">bo</text:span><text:span text:style-name="T7">w T</text:span><text:span text:style-name="T9">re</text:span><text:span text:style-name="T12">es</text:span></text:p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Trees</text:p>
            <text:p text:style-name="P11">Palm &amp; Willow</text:p>
          </table:table-cell>
        </table:table-row>
        <table:table-row table:style-name="Table1.1">
          <table:table-cell table:style-name="Table1.A1" office:value-type="string">
            <text:p text:style-name="P16">UFOs <text:span text:style-name="T1">3</text:span></text:p>
            <text:p text:style-name="P4">Righ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<text:span text:style-name="T4">Infl</text:span><text:span text:style-name="T5">ata</text:span><text:span text:style-name="T6">ble</text:span> <text:span text:style-name="T7">Rai</text:span><text:span text:style-name="T9">n</text:span><text:span text:style-name="T11">bow</text:span></text:p>
            <text:p text:style-name="P6"><text:s/><text:span text:style-name="T4">T</text:span><text:span text:style-name="T5">re</text:span><text:span text:style-name="T6">e</text:span> <text:span text:style-name="T7">Li</text:span><text:span text:style-name="T9">g</text:span><text:span text:style-name="T11">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9">Presen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16">UFOs <text:span text:style-name="T1">3</text:span></text:p>
            <text:p text:style-name="P4">Righ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3"><text:span text:style-name="T4">Infl</text:span><text:span text:style-name="T5">ata</text:span><text:span text:style-name="T6">ble</text:span> <text:span text:style-name="T7">Rai</text:span><text:span text:style-name="T9">n</text:span><text:span text:style-name="T11">bow</text:span></text:p>
            <text:p text:style-name="P6"><text:s/><text:span text:style-name="T4">T</text:span><text:span text:style-name="T5">re</text:span><text:span text:style-name="T6">e</text:span> <text:span text:style-name="T7">Li</text:span><text:span text:style-name="T9">g</text:span><text:span text:style-name="T11">h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9">Presen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Candy Cane</text:p>
            <text:p text:style-name="P4">Swirlies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<text:span text:style-name="T4">Ra</text:span><text:span text:style-name="T5">in</text:span><text:span text:style-name="T6">bo</text:span><text:span text:style-name="T7">w T</text:span><text:span text:style-name="T9">re</text:span><text:span text:style-name="T12">es</text:span></text:p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Trees</text:p>
            <text:p text:style-name="P11">Palm &amp; Willow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Candy Cane</text:p>
            <text:p text:style-name="P4">Swirli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<text:span text:style-name="T4">Ra</text:span><text:span text:style-name="T5">in</text:span><text:span text:style-name="T6">bo</text:span><text:span text:style-name="T7">w T</text:span><text:span text:style-name="T9">re</text:span><text:span text:style-name="T12">es</text:span></text:p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Trees</text:p>
            <text:p text:style-name="P11">Palm &amp; Willow</text:p>
          </table:table-cell>
        </table:table-row>
        <table:table-row table:style-name="Table1.1">
          <table:table-cell table:style-name="Table1.A1" office:value-type="string">
            <text:p text:style-name="P4">Big Nick</text:p>
            <text:p text:style-name="P12">Bl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<text:span text:style-name="T4">Infl</text:span><text:span text:style-name="T5">ata</text:span><text:span text:style-name="T6">ble</text:span> <text:span text:style-name="T7">Rai</text:span><text:span text:style-name="T9">n</text:span><text:span text:style-name="T12">bow</text:span></text:p>
            <text:p text:style-name="P6"><text:s/><text:span text:style-name="T4">T</text:span><text:span text:style-name="T5">re</text:span><text:span text:style-name="T6">e</text:span> <text:span text:style-name="T8">Bl</text:span><text:span text:style-name="T10">ow</text:span><text:span text:style-name="T13">er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9">Presen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Big Nick</text:p>
            <text:p text:style-name="P12">Bl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4"><text:span text:style-name="T4">Infl</text:span><text:span text:style-name="T5">ata</text:span><text:span text:style-name="T6">ble</text:span> <text:span text:style-name="T7">Rai</text:span><text:span text:style-name="T9">n</text:span><text:span text:style-name="T12">bow</text:span></text:p>
            <text:p text:style-name="P7"><text:s/><text:span text:style-name="T4">T</text:span><text:span text:style-name="T5">re</text:span><text:span text:style-name="T6">e</text:span> <text:span text:style-name="T8">Bl</text:span><text:span text:style-name="T10">ow</text:span><text:span text:style-name="T13">er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9">Presen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Candy Cane</text:p>
            <text:p text:style-name="P4">Swirlies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<text:span text:style-name="T4">Co</text:span><text:span text:style-name="T5">ex</text:span><text:span text:style-name="T6">i</text:span><text:span text:style-name="T7">st</text:span> <text:span text:style-name="T9">Fl</text:span><text:span text:style-name="T12">ag</text:span></text:p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5">Wheel of Dharma</text:p>
            <text:p text:style-name="P11">Power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Candy Cane</text:p>
            <text:p text:style-name="P4">Swirli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<text:span text:style-name="T4">Co</text:span><text:span text:style-name="T5">ex</text:span><text:span text:style-name="T6">i</text:span><text:span text:style-name="T7">st</text:span> <text:span text:style-name="T9">Fl</text:span><text:span text:style-name="T12">ag</text:span></text:p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Wheel of Dharma</text:p>
            <text:p text:style-name="P11">Power</text:p>
          </table:table-cell>
        </table:table-row>
        <table:table-row table:style-name="Table1.1">
          <table:table-cell table:style-name="Table1.A1" office:value-type="string">
            <text:p text:style-name="P4">Big Nick</text:p>
            <text:p text:style-name="P12">Bl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4"><text:span text:style-name="T4">Infl</text:span><text:span text:style-name="T5">ata</text:span><text:span text:style-name="T6">ble</text:span> <text:span text:style-name="T7">Rai</text:span><text:span text:style-name="T9">n</text:span><text:span text:style-name="T12">bow</text:span></text:p>
            <text:p text:style-name="P7"><text:s/><text:span text:style-name="T4">T</text:span><text:span text:style-name="T5">re</text:span><text:span text:style-name="T6">e</text:span> <text:span text:style-name="T8">Bl</text:span><text:span text:style-name="T10">ow</text:span><text:span text:style-name="T13">er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9">Big Tree <text:span text:style-name="T1">1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Big Nick</text:p>
            <text:p text:style-name="P12">Blow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4"><text:span text:style-name="T4">Infl</text:span><text:span text:style-name="T5">ata</text:span><text:span text:style-name="T6">ble</text:span> <text:span text:style-name="T7">Rai</text:span><text:span text:style-name="T9">n</text:span><text:span text:style-name="T12">bow</text:span></text:p>
            <text:p text:style-name="P7"><text:s/><text:span text:style-name="T4">T</text:span><text:span text:style-name="T5">re</text:span><text:span text:style-name="T6">e</text:span> <text:span text:style-name="T8">Bl</text:span><text:span text:style-name="T10">ow</text:span><text:span text:style-name="T13">er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10">Big Tree <text:span text:style-name="T1">1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Peace Sign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<text:span text:style-name="T4">Co</text:span><text:span text:style-name="T5">ex</text:span><text:span text:style-name="T6">i</text:span><text:span text:style-name="T7">st</text:span> <text:span text:style-name="T9">Fl</text:span><text:span text:style-name="T12">ag</text:span></text:p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0">Big Tree <text:span text:style-name="T1">1</text:span>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Peace Sig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<text:span text:style-name="T4">Co</text:span><text:span text:style-name="T5">ex</text:span><text:span text:style-name="T6">i</text:span><text:span text:style-name="T7">st</text:span> <text:span text:style-name="T9">Fl</text:span><text:span text:style-name="T12">ag</text:span></text:p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>Big Tree <text:span text:style-name="T1">1</text:span></text:p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799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33:50.567000000</dc:date>
    <meta:editing-cycles>5</meta:editing-cycles>
    <meta:editing-duration>PT9M13S</meta:editing-duration>
    <meta:print-date>2021-01-15T11:33:14.316000000</meta:print-date>
    <meta:document-statistic meta:table-count="1" meta:image-count="0" meta:object-count="0" meta:page-count="2" meta:paragraph-count="100" meta:word-count="178" meta:character-count="962" meta:non-whitespace-character-count="878"/>
    <meta:template xlink:type="simple" xlink:actuate="onRequest" xlink:title="" xlink:href="../../../Templates/Mr.%20Label%20MR183%20Cable%20Flags.odt/Normal"/>
  </office:meta>
</office:document-meta>
</file>